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1" svg:font-family="'Courier New'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ff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Text_20_body">
      <style:paragraph-properties fo:margin-top="0cm" fo:margin-bottom="0.423cm" fo:line-height="138%" style:writing-mode="lr-tb"/>
    </style:style>
    <style:style style:name="P11" style:family="paragraph" style:parent-style-name="Text_20_body">
      <style:paragraph-properties fo:margin-left="0cm" fo:margin-right="0cm" fo:margin-top="0cm" fo:margin-bottom="0.423cm" fo:line-height="138%" fo:text-indent="1.27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Preformatted_20_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Heading_20_1">
      <style:paragraph-properties fo:margin-top="0.847cm" fo:margin-bottom="0.212cm" fo:line-height="138%" style:writing-mode="lr-tb"/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 style:font-size-asian="26pt" style:font-size-complex="26pt"/>
    </style:style>
    <style:style style:name="P17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2.54cm" fo:margin-right="0cm" fo:margin-top="0cm" fo:margin-bottom="0.423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ff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T7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8" style:family="text">
      <style:text-properties fo:color="#800000"/>
    </style:style>
    <style:style style:name="T9" style:family="text">
      <style:text-properties fo:color="#ff33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7cdc874a-7fff-48ea-7248-926fdcc503e6"/>DATA MINING CON PYTHON</text:p>
      <text:p text:style-name="Text_20_body"/>
      <text:p text:style-name="P9"><text:span text:style-name="T1">El datamining (</text:span><text:span text:style-name="T3">minería de datos</text:span><text:span text:style-name="T1">), es el conjunto de técnicas y tecnologías que permiten explorar grandes bases de datos, de manera automática o semiautomática, con el objetivo de encontrar patrones repetitivos, tendencias o reglas que expliquen el comportamiento de los datos en un determinado contexto.</text:span></text:p>
      <text:p text:style-name="Text_20_body"/>
      <text:p text:style-name="P4">Cada vez esta todo mas informatizado, Con el aumento significativo de la potencia de cómputo y la facilidad de guardar información dada la nueva ola de bases de datos ligeras,  JSON, XML…</text:p>
      <text:p text:style-name="Text_20_body"/>
      <text:p text:style-name="P5">¿Quienes?<text:span text:style-name="T8"> </text:span><text:span text:style-name="T9">Pendiente desarrollar</text:span></text:p>
      <text:p text:style-name="Text_20_body"/>
      <text:p text:style-name="P4">-FBI</text:p>
      <text:p text:style-name="P4">-Nasa</text:p>
      <text:p text:style-name="P4">-Empresas</text:p>
      <text:p text:style-name="P4">-Clubs deportivos para prevenir lesiones y fichar posibles estrellas, </text:p>
      <text:p text:style-name="P4">¿Quien creeis que es el mayor minero?</text:p>
      <text:p text:style-name="P4">-El mayor minero….GOOGLE</text:p>
      <text:p text:style-name="Text_20_body"/>
      <text:p text:style-name="P5">BIG DATA + INTELIGENCIA ARTIFICIAL</text:p>
      <text:p text:style-name="Text_20_body"/>
      <text:p text:style-name="P4">-El 80% de los datos de una compañia esta en forma de texto pero, de que nos sirven una gran cantidad de datos que no tienen un orden o sigen un patron en concreto?</text:p>
      <text:p text:style-name="Text_20_body"/>
      <text:p text:style-name="P6"><draw:frame draw:style-name="fr1" draw:name="gráficos1" text:anchor-type="as-char" svg:width="6.165cm" svg:height="6.165cm" draw:z-index="0"><draw:image xlink:href="https://lh4.googleusercontent.com/w_xeuT7aW9IstxaC2m4LTdvi_YAfcwJPHleMJL3p-8i3nYm0vNFFt5EZ-5mfEhfmg9sFaCRN72apIVcOB3PjZnjRxNKGrUpw5GvUL5x3jA0aZFibT6hNxZIg4gDFxy7qjFIhZvUH" xlink:type="simple" xlink:show="embed" xlink:actuate="onLoad"/></draw:frame></text:p>
      <text:p text:style-name="Text_20_body"/>
      <text:p text:style-name="P5"><text:soft-page-break/>LIMPIEZA DE DATOS</text:p>
      <text:p text:style-name="Text_20_body"/>
      <text:p text:style-name="P5">ej. Buscar un documento en un ecritorio sucio</text:p>
      <text:p text:style-name="Text_20_body"/>
      <text:p text:style-name="P9"><text:span text:style-name="T1">Sin duda, este campo de estudio es muy vasto, por lo que técnicas como la categorización de texto, el procesamiento de lenguaje natural, la extracción y recuperación de la información o el aprendizaje automático, entre otras, apoyan al </text:span><text:span text:style-name="T3">text mining</text:span><text:span text:style-name="T4"> </text:span><text:span text:style-name="T1">(minería de texto).</text:span></text:p>
      <text:p text:style-name="Text_20_body"/>
      <text:p text:style-name="P5">COMO SE REALIZA LA LIMPIEZA DE DATOS?</text:p>
      <text:p text:style-name="Text_20_body"/>
      <text:p text:style-name="P4">Categorización : análisis léxico</text:p>
      <text:p text:style-name="Text_20_body"/>
      <text:p text:style-name="P4">PNL : Procesamiento del lenguaje natural</text:p>
      <text:p text:style-name="Text_20_body"/>
      <text:p text:style-name="P4">Bueno, la minería de datos se divide en varias etapas (como definir el objetivo de su proceso de minería y limpiar los datos), pero, para realizar el trabajo real en el conjunto de datos que recopiló, es donde necesita la IA.<text:line-break/><text:line-break/>Necesitará algunas técnicas y algoritmos de IA para inspeccionar los datos y obtener algunos resultados. Estas técnicas pertenecen al aprendizaje automático y se dividen en aprendizaje supervisado y no supervisado.<text:line-break/><text:line-break/>En el aprendizaje supervisado, la técnica más común se llama Redes neuronales, donde divide sus datos en dos conjuntos (con una proporción del 70% y 30% más comúnmente) y deja que la red aprenda a clasificar sus datos. Está supervisado porque usted entrena a la red enseñándole a clasificar sus datos.<text:line-break/><text:line-break/>En modo no supervisado, la técnica más común es el algoritmo genético, no está supervisado porque no enseña nada, ejecuta este algoritmo en su conjunto de datos y espera descubrir relaciones ocultas entre los datos.</text:p>
      <text:p text:style-name="Text_20_body"/>
      <text:p text:style-name="P6"><text:soft-page-break/><draw:frame draw:style-name="fr1" draw:name="gráficos2" text:anchor-type="as-char" svg:width="11.218cm" svg:height="6.165cm" draw:z-index="1"><draw:image xlink:href="https://lh6.googleusercontent.com/Q_8erxmF_CyS7vLKa2aP4AvegiCZak8bTjR6RRYa2_axMsUbh3e-SPv7WZOxNrmZz_ShPHl4X28IywCdSo4x7KtW42r6doxU-6kzoDV5rq2ROJxEWttnDYzFVsLzd-Ceh7b8tAMw" xlink:type="simple" xlink:show="embed" xlink:actuate="onLoad"/></draw:frame></text:p>
      <text:p text:style-name="P4"/>
      <text:p text:style-name="P4">Partiendo de todo lo hablado antes pasemos a la parte práctica el minado de datos se compone de unas partes facilmente diferenciables</text:p>
      <text:p text:style-name="Text_20_body"/>
      <text:p text:style-name="P5">-Recolección de datos</text:p>
      <text:p text:style-name="Text_20_body"/>
      <text:p text:style-name="P5">-Análisis de los mismos</text:p>
      <text:p text:style-name="Text_20_body"/>
      <text:p text:style-name="P5">-Conclusiones </text:p>
      <text:p text:style-name="Text_20_body"/>
      <text:p text:style-name="P16">MANOS A LA OBRA</text:p>
      <text:p text:style-name="P8">Enseñar ejemplos cortos 1 y 2 de forma rápida</text:p>
      <text:p text:style-name="Text_20_body"/>
      <text:p text:style-name="P5">1.Recolección de Datos</text:p>
      <text:p text:style-name="P4">Request a un servidor</text:p>
      <text:p text:style-name="Text_20_body"/>
      <text:p text:style-name="P7">PROGRAMA → Scrapi</text:p>
      <text:p text:style-name="P2"/>
      <text:p text:style-name="P2">Librerías necesarias para este caso concreto : </text:p>
      <text:p text:style-name="P7">Request y PyPDF2 </text:p>
      <text:p text:style-name="Text_20_body"/>
      <text:p text:style-name="P4"/>
      <text:p text:style-name="P4"/>
      <text:p text:style-name="P4"/>
      <text:p text:style-name="P4">Documentación necesaria: </text:p>
      <text:p text:style-name="P4"/>
      <text:p text:style-name="P4">http://docs.python-requests.org/es/master/user/quickstart/</text:p>
      <text:p text:style-name="Text_20_body"/>
      <text:p text:style-name="P4">http://docs.python-requests.org/es/latest/user/advanced.html</text:p>
      <text:p text:style-name="Text_20_body"><text:soft-page-break/></text:p>
      <text:p text:style-name="P5">TIPOS DE LECTURA DE ARCHIVOS </text:p>
      <text:p text:style-name="Text_20_body"/>
      <text:p text:style-name="P6"><draw:frame draw:style-name="fr1" draw:name="gráficos3" text:anchor-type="as-char" svg:width="15.928cm" svg:height="4.339cm" draw:z-index="2"><draw:image xlink:href="https://lh5.googleusercontent.com/BYxF6Hw_Chxfrv-TQVG_IwazH6dSoEuTfZmlzORh-WBALByrU6zl6SfvgEH3YoIZL9xrSWF_EXV2Aw2_Mi_AKW_Vke-t3VtWJm_qP08nriBfe-3YSNVxae_iu2A3CQpZYwARYglv" xlink:type="simple" xlink:show="embed" xlink:actuate="onLoad"/></draw:frame></text:p>
      <text:p text:style-name="Text_20_body"><text:line-break/></text:p>
      <text:p text:style-name="P5">2.Automatización del proceso de recolección de datos</text:p>
      <text:p text:style-name="P1"/>
      <text:p text:style-name="P1">PROGRAMA → Selenium</text:p>
      <text:p text:style-name="P1"/>
      <text:p text:style-name="P1">Librerías necesarias para este caso concreto : </text:p>
      <text:p text:style-name="P1"/>
      <text:p text:style-name="P12">selenium, webdriver en concreto para un navegador en concreto</text:p>
      <text:p text:style-name="P1"/>
      <text:p text:style-name="Text_20_body"><text:span text:style-name="T1">Documntación necesaria: https://www.seleniumhq.org/docs/</text:span><text:line-break/></text:p>
      <text:p text:style-name="P3">PROCESAMIENTO DE LOS DATOS</text:p>
      <text:p text:style-name="P1"/>
      <text:p text:style-name="P5">Que es Pandas?</text:p>
      <text:p text:style-name="Text_20_body"/>
      <text:p text:style-name="P4">Pandas es una librería para el análisis de datos que cuenta con las estructuras de datos que necesitamos para limpiar los datos en bruto y que sean aptos para el análisis (por ejemplo, tablas). Es importante señalar aquí que, dado que pandas lleva a cabo tareas importantes, como alinear datos para su comparación, fusionar conjuntos de datos, gestión de datos perdidos, etc., se ha convertido en una librería muy importante para procesar datos a alto nivel en Python (es decir, estadísticas ). Pandas fue diseñada originalmente para gestionar datos financieros</text:p>
      <text:p text:style-name="Text_20_body"/>
      <text:p text:style-name="P4">La estructura de datos básica de pandas se denomina DataFrame, que es una colección ordenada de columnas con nombres y tipos, parecido a una tabla de base de datos, donde una sola fila <text:soft-page-break/>representa un único caso (ejemplo) y las columnas representan atributos particulares. Cabe señalar aquí que elementos en distintas columnas pueden ser de diferentes tipos.</text:p>
      <text:p text:style-name="P4">Por lo tanto, como resumen decir que pandas nos proporciona las estructuras de datos y funciones necesarias para el análisis de datos.</text:p>
      <text:p text:style-name="Text_20_body"/>
      <text:p text:style-name="P9"><text:span text:style-name="T5">Ejercicio Básico sobre pandas</text:span><text:span text:style-name="T4"> → </text:span><text:span text:style-name="T1">ejemploBasicoPandas.py</text:span></text:p>
      <text:p text:style-name="Text_20_body"/>
      <text:p text:style-name="P9"><text:span text:style-name="T2">Que es MathPlotLib →</text:span><text:span text:style-name="T4"> </text:span><text:span text:style-name="T1">IntegracionMathPlotLibenPanda</text:span></text:p>
      <text:p text:style-name="Text_20_body"/>
      <text:p text:style-name="P4">Matplotlib es una biblioteca para la generación de gráficos a partir de datos contenidos en listas o arrays en el lenguaje de programación Python</text:p>
      <text:p text:style-name="Text_20_body"/>
      <text:p text:style-name="P4">Ejercicio Medio <text:s/>Titanic → </text:p>
      <text:p text:style-name="Text_20_body"/>
      <text:p text:style-name="P8">Vamos a Jupyter CONDA ONLINE….</text:p>
      <text:p text:style-name="Text_20_body"/>
      <text:p text:style-name="P5">Que es conda</text:p>
      <text:p text:style-name="Text_20_body"/>
      <text:p text:style-name="P4">Anaconda es un distribución libre y abierta​ de los lenguajes Python y R, utilizada en ciencia de datos, y aprendizaje automático. Esto incluye procesamiento de grandes volúmenes de información, análisis predictivo y cómputos científicos</text:p>
      <text:p text:style-name="Text_20_body"/>
      <text:p text:style-name="P9"><text:a xlink:type="simple" xlink:href="https://jupyter.org/try" text:style-name="Internet_20_link" text:visited-style-name="Visited_20_Internet_20_Link"><text:span text:style-name="T6">https://jupyter.org/try</text:span></text:a><text:span text:style-name="T4"> </text:span><text:span text:style-name="T2">BIENVENIDO A CONDA</text:span></text:p>
      <text:p text:style-name="Text_20_body"/>
      <text:p text:style-name="P5">Como subir nuestros DataSets?</text:p>
      <text:p text:style-name="Text_20_body"/>
      <text:p text:style-name="P4">File &gt; Open &gt; Upload</text:p>
      <text:p text:style-name="Text_20_body"/>
      <text:p text:style-name="P5">New notebook python 3</text:p>
      <text:p text:style-name="Text_20_body"/>
      <text:p text:style-name="P4">pip install jupyter</text:p>
      <text:p text:style-name="Text_20_body"/>
      <text:p text:style-name="P5">kind es el tipo de grafica</text:p>
      <text:p text:style-name="Text_20_body"/>
      <text:p text:style-name="P5">-------------------------------------------------------------------</text:p>
      <text:p text:style-name="P5">import pandas as pd</text:p>
      <text:p text:style-name="P5">import matplotlib.pyplot as plt</text:p>
      <text:p text:style-name="Text_20_body"/>
      <text:p text:style-name="P5">data = pd.read_csv("titanic.csv")</text:p>
      <text:p text:style-name="P5"><text:soft-page-break/>fig = plt.figure(figsize=(30,10))</text:p>
      <text:p text:style-name="P5">data.Sex[data.Survived == 1].value_counts(normalize = True).plot(kind='barh', alpha=0.5, color='b')</text:p>
      <text:p text:style-name="P5">plt.title('lamao')</text:p>
      <text:p text:style-name="P5">plt.show()</text:p>
      <text:p text:style-name="Text_20_body"/>
      <text:p text:style-name="P5">-----------------------------------------------------------------------</text:p>
      <text:p text:style-name="Text_20_body"/>
      <text:p text:style-name="P5">import pandas as pd</text:p>
      <text:p text:style-name="P5">import matplotlib.pyplot as plt</text:p>
      <text:p text:style-name="Text_20_body"/>
      <text:p text:style-name="P5">data = pd.read_csv("titanic.csv")</text:p>
      <text:p text:style-name="P5">my_colors = ['r', 'g', 'b']</text:p>
      <text:p text:style-name="P5">fig = plt.figure(figsize=(10,5))</text:p>
      <text:p text:style-name="P5">data.Pclass[data.Survived == 1].value_counts(normalize = True).plot(kind='bar', alpha=0.5, color= my_colors)</text:p>
      <text:p text:style-name="P5">plt.title('lamao')</text:p>
      <text:p text:style-name="P5">plt.show()</text:p>
      <text:p text:style-name="Text_20_body"/>
      <text:p text:style-name="P5">------------------------------------------------------------------------</text:p>
      <text:p text:style-name="Text_20_body"><text:line-break/><text:line-break/><text:line-break/><text:line-break/><text:line-break/><text:line-break/><text:line-break/></text:p>
      <text:p text:style-name="P5">import pandas as pd</text:p>
      <text:p text:style-name="P5">import matplotlib.pyplot as plt</text:p>
      <text:p text:style-name="Text_20_body"/>
      <text:p text:style-name="P5">data = pd.read_csv("titanic.csv")</text:p>
      <text:p text:style-name="P5">my_colors = ['r', 'g', 'b']</text:p>
      <text:p text:style-name="Text_20_body"/>
      <text:p text:style-name="P5">fig = plt.figure(figsize=(20,10))</text:p>
      <text:p text:style-name="Text_20_body"/>
      <text:p text:style-name="P5">for t_class in [1,2,3]:</text:p>
      <text:p text:style-name="P5">data.Age[data.Pclass == t_class].plot(kind='kde')</text:p>
      <text:p text:style-name="P5">plt.legend(("1ra clase", "2da clase", "3ra clase"))</text:p>
      <text:p text:style-name="P5">plt.show</text:p>
      <text:p text:style-name="Text_20_body"/>
      <text:p text:style-name="P9"><text:a xlink:type="simple" xlink:href="https://pandas.pydata.org/pandas-docs/stable/user_guide/visualization.html" text:style-name="Internet_20_link" text:visited-style-name="Visited_20_Internet_20_Link"><text:span text:style-name="T7">https://pandas.pydata.org/pandas-docs/stable/user_guide/visualization.html</text:span></text:a></text:p>
      <text:p text:style-name="Text_20_body"><text:soft-page-break/></text:p>
      <text:p text:style-name="P3">EJEMPLO COMPLETO</text:p>
      <text:p text:style-name="P9">Debido a la ilegalidad de descargar de forma masiva datos de la mayoria de servidores, una vez vistos por encima los ejemplos anterioriores, le pediremos permiso a twitter para acceder a su base de datos y que nos den los datos que precisemos de manera <text:s/>filtrada, con esto ganaremos mucho tiempo por lo que no tenemos clusters para procesar grandes volumenes de datos y para tener una aproximación sera mas que suficiente, al usar twitter mongodb y tener los datos estructurados en documentos json nos sera bastante facil realizar el proceso de analisis de los mismos</text:p>
      <text:p text:style-name="P9"/>
      <text:p text:style-name="P6"><draw:frame draw:style-name="fr1" draw:name="gráficos4" text:anchor-type="as-char" svg:width="15.028cm" svg:height="10.372cm" draw:z-index="3"><draw:image xlink:href="https://lh5.googleusercontent.com/usq4nmXQ7hpihhzIVpog0vWx38hprM9cxD3SSJ5DfhtXFJBgKSOCByNY2P821O8Bcab9uifSoEvKRX2MOrHmSyrBaxgtsHsw7FnZYfiZId35YAT6ALKYjQzf0Eab-9AXBXkjslhE" xlink:type="simple" xlink:show="embed" xlink:actuate="onLoad"/></draw:frame></text:p>
      <text:p text:style-name="Text_20_body"><text:line-break/><text:line-break/><text:line-break/><text:line-break/><text:line-break/></text:p>
      <text:p text:style-name="P5">EJEMPLO DE TWEET PROCESADO</text:p>
      <text:p text:style-name="Text_20_body"/>
      <text:p text:style-name="P9"><text:span text:style-name="T2">Copiamos uno y vamos todos a :</text:span><text:span text:style-name="T4"> </text:span><text:a xlink:type="simple" xlink:href="http://jsonviewer.stack.hu/" text:style-name="Internet_20_link" text:visited-style-name="Visited_20_Internet_20_Link"><text:span text:style-name="T7">http://jsonviewer.stack.hu/</text:span></text:a></text:p>
      <text:p text:style-name="Text_20_body"/>
      <text:p text:style-name="P4">Pegamos y pulsamos format</text:p>
      <text:p text:style-name="Text_20_body"/>
      <text:p text:style-name="P5">MANOS A LA OBRA</text:p>
      <text:p text:style-name="Text_20_body"><text:soft-page-break/></text:p>
      <text:p text:style-name="P5">1.Obtención de la API de Twitter</text:p>
      <text:p text:style-name="Text_20_body"/>
      <text:p text:style-name="P4">API significa interfaz de programación de aplicaciones. Es una herramienta que facilita la interacción con programas informáticos y servicios web. Muchos servicios web proporcionan API para que los desarrolladores interactúen con sus servicios y accedan a los datos de forma programática. </text:p>
      <text:p text:style-name="Text_20_body"/>
      <text:list xml:id="list1650126946546340049" text:style-name="L1">
        <text:list-item>
          <text:p text:style-name="P19">Complete el formulario, acepte los términos y haga clic en "Crear su aplicación de Twitter"</text:p>
        </text:list-item>
      </text:list>
      <text:p text:style-name="P5">2.Obtención de las claves API de Twitter</text:p>
      <text:p text:style-name="Text_20_body"/>
      <text:list xml:id="list3002463384026863710" text:style-name="L2">
        <text:list-item>
          <text:p text:style-name="P17">Vaya a https://apps.twitter.com/ e inicie sesión con sus credenciales de twitter.</text:p>
        </text:list-item>
        <text:list-item>
          <text:p text:style-name="P17">Haga clic en "Crear nueva aplicación"</text:p>
        </text:list-item>
        <text:list-item>
          <text:p text:style-name="P17">ComEn la página siguiente, haga clic en la pestaña "Claves de API" y copie su "Clave de API" y "Secreto de API".</text:p>
        </text:list-item>
        <text:list-item>
          <text:p text:style-name="P20">Desplácese hacia abajo y haga clic en "Crear mi token de acceso", y copie su "Token de acceso" y "Secreto del token de acceso".</text:p>
        </text:list-item>
      </text:list>
      <text:p text:style-name="P10"><text:span text:style-name="T2">claves</text:span><text:span text:style-name="T1">: rZcoR7UXJvchBHm1OFBGmysdL (API key)</text:span></text:p>
      <text:p text:style-name="P11">ixtrEQ7poRyyfteZmDKyikrvzbqwya955loWoGl5llpitNA3ay (API secret key)</text:p>
      <text:p text:style-name="P10"><text:span text:style-name="T2">token de acceso : </text:span><text:span text:style-name="T1">91606537-qhHEUvulbGvpy7gtEMpkrqIlvtgG1tLa6OprhnCaL </text:span></text:p>
      <text:p text:style-name="P21"><text:s text:c="3"/>zUscZz7Ue84zqRCHmnT3H8r1fWtnUPq52TMOWYJWWn3Vy (Access token secret)</text:p>
      <text:p text:style-name="P5">3. Contectarse <text:s/>a la API y descargar los datos</text:p>
      <text:p text:style-name="Text_20_body"/>
      <text:p text:style-name="P9"><text:span text:style-name="T2">Descargar Tweepy : </text:span><text:span text:style-name="T1">pip install tweepy</text:span></text:p>
      <text:p text:style-name="Text_20_body"/>
      <text:p text:style-name="P4">Creamos el programa con nuestras claves y para guardar los resultados en un archivo de texto utilizamos el comando python nombrePrograma.py  &gt; nombre.txt</text:p>
      <text:p text:style-name="P5">4.Visualizacion de datos (Activar modo cientifico)</text:p>
      <text:p text:style-name="Text_20_body"/>
      <text:p text:style-name="P4">Los datos se almacenan en formato JSON (JavaScript Object Notation)</text:p>
      <text:p text:style-name="Text_20_body"/>
      <text:p text:style-name="P5">Instalamos librerias para visualizar los datos</text:p>
      <text:p text:style-name="P4">-Json para parsear los datos</text:p>
      <text:p text:style-name="P4">-Pandas para manipular los datos</text:p>
      <text:p text:style-name="P4">-Matplotlib para creacion de graficas</text:p>
      <text:p text:style-name="P4"><text:soft-page-break/>-Re para expresiones regulares</text:p>
      <text:p text:style-name="Text_20_body"/>
      <text:p text:style-name="P4">Json and Re estan instaladas de manera predefinida asi que procederemos a instalar las restantes</text:p>
      <text:p text:style-name="Text_20_body"/>
      <text:p text:style-name="P4">pip install pandas ---------------- pip install matplotlib</text:p>
      <text:p text:style-name="P4"/>
      <text:p text:style-name="Text_20_body">ENSEÑAR Y EXPLICAR CODIGO PASO A PASO, EVADIR PREGUNTAS COMPROMETIDAS CON LAS PALABRAS DE ENRIQUE (Esto es A, B y C)</text:p>
      <text:h text:style-name="P13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1" svg:font-family="'Courier New'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1T07:43:32.87</meta:creation-date>
    <dc:date>2019-02-11T08:00:32.73</dc:date>
    <meta:editing-duration>PT16M25S</meta:editing-duration>
    <meta:editing-cycles>2</meta:editing-cycles>
    <meta:generator>OpenOffice/4.1.6$Win32 OpenOffice.org_project/416m1$Build-9790</meta:generator>
    <meta:document-statistic meta:table-count="0" meta:image-count="4" meta:object-count="0" meta:page-count="9" meta:paragraph-count="123" meta:word-count="1240" meta:character-count="8537"/>
  </office:meta>
</office:document-meta>
</file>